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35D0000009D958816A7.png"/>
  <manifest:file-entry manifest:media-type="image/png" manifest:full-path="Pictures/1000020100000094000000D9BF6070EA.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bottom" draw:auto-grow-height="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standard">
      <style:graphic-properties draw:stroke="solid" svg:stroke-width="0.071cm" svg:stroke-color="#f9cebe" draw:fill="solid" draw:fill-color="#ffffff" draw:textarea-vertical-align="middle" draw:auto-grow-height="false" fo:min-height="0cm" fo:min-width="0cm" fo:padding-top="0.125cm" fo:padding-bottom="0.125cm" fo:padding-left="0.25cm" fo:padding-right="0.25cm" fo:wrap-option="wrap"/>
    </style:style>
    <style:style style:name="gr4" style:family="graphic" style:parent-style-name="standard" style:list-style-name="L5">
      <style:graphic-properties draw:stroke="solid" svg:stroke-width="0.071cm" svg:stroke-color="#f9cebe" draw:fill="solid" draw:fill-color="#ffffff" draw:textarea-vertical-align="middle" draw:auto-grow-height="false" fo:min-height="0cm" fo:min-width="0cm" fo:padding-top="0.125cm" fo:padding-bottom="0.125cm" fo:padding-left="0.25cm" fo:padding-right="0.25cm" fo:wrap-option="wrap"/>
    </style:style>
    <style:style style:name="gr5" style:family="graphic" style:parent-style-name="standard" style:list-style-name="L5">
      <style:graphic-properties draw:stroke="solid" svg:stroke-width="0.071cm" svg:stroke-color="#f9cebe" draw:fill="solid" draw:fill-color="#ffffff" draw:textarea-vertical-align="middle" draw:auto-grow-height="false" fo:min-height="0cm" fo:min-width="0cm" fo:padding-top="0.125cm" fo:padding-bottom="0.125cm" fo:padding-left="0.25cm" fo:padding-right="0.25cm" fo:wrap-option="wrap"/>
    </style:style>
    <style:style style:name="gr6" style:family="graphic" style:parent-style-name="standard" style:list-style-name="L5">
      <style:graphic-properties draw:stroke="solid" svg:stroke-width="0.071cm" svg:stroke-color="#f9cebe" draw:fill="solid" draw:fill-color="#ffffff" draw:textarea-vertical-align="middle" draw:auto-grow-height="false" fo:min-height="0cm" fo:min-width="0cm" fo:padding-top="0.125cm" fo:padding-bottom="0.125cm" fo:padding-left="0.25cm" fo:padding-right="0.25cm" fo:wrap-option="wrap"/>
    </style:style>
    <style:style style:name="gr7" style:family="graphic" style:parent-style-name="standard" style:list-style-name="L5">
      <style:graphic-properties draw:stroke="solid" svg:stroke-width="0.071cm" svg:stroke-color="#f9cebe" draw:fill="solid" draw:fill-color="#ffffff" draw:textarea-vertical-align="middle" draw:auto-grow-height="false" fo:min-height="0cm" fo:min-width="0cm" fo:padding-top="0.125cm" fo:padding-bottom="0.125cm" fo:padding-left="0.25cm" fo:padding-right="0.25cm" fo:wrap-option="wrap"/>
    </style:style>
    <style:style style:name="pr1" style:family="presentation" style:parent-style-name="simple-light-2-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simple-light-2-subtitle">
      <style:graphic-properties draw:stroke="none" svg:stroke-width="0cm" draw:fill="none" draw:fill-color="#ffffff" draw:textarea-vertical-align="top" draw:auto-grow-height="false" draw:fit-to-size="false" fo:min-height="9.43cm" fo:padding-top="0.254cm" fo:padding-bottom="0.254cm" fo:padding-left="0.254cm" fo:padding-right="0.254cm" fo:wrap-option="wrap"/>
    </style:style>
    <style:style style:name="pr3" style:family="presentation" style:parent-style-name="simple-light-2-backgroundobjects">
      <style:graphic-properties draw:stroke="none" svg:stroke-width="0cm" draw:fill="none" draw:fill-color="#ffffff" draw:textarea-vertical-align="middle" draw:auto-grow-height="false" draw:fit-to-size="false" fo:min-height="9.43cm" fo:padding-top="0.254cm" fo:padding-bottom="0.254cm" fo:padding-left="0.254cm" fo:padding-right="0.254cm" fo:wrap-option="wrap"/>
    </style:style>
    <style:style style:name="pr4" style:family="presentation" style:parent-style-name="simple-light-2-notes">
      <style:graphic-properties draw:stroke="none" svg:stroke-width="0cm" draw:fill="none" draw:fill-color="#ffffff" draw:textarea-vertical-align="top" draw:auto-grow-height="false" fo:min-height="11.43cm" fo:padding-top="0.254cm" fo:padding-bottom="0.254cm" fo:padding-left="0.254cm" fo:padding-right="0.254cm" fo:wrap-option="wrap"/>
    </style:style>
    <style:style style:name="pr5" style:family="presentation" style:parent-style-name="simple-light-2-backgroundobjects">
      <style:graphic-properties draw:stroke="none" svg:stroke-width="0cm" draw:fill="none" draw:fill-color="#ffffff" draw:textarea-vertical-align="top" draw:auto-grow-height="false" draw:fit-to-size="false" fo:min-height="9.43cm" fo:padding-top="0.125cm" fo:padding-bottom="0.125cm" fo:padding-left="0.25cm" fo:padding-right="0.25cm" fo:wrap-option="wrap"/>
    </style:style>
    <style:style style:name="pr6" style:family="presentation" style:parent-style-name="simple-light-2-notes">
      <style:graphic-properties draw:fill-color="#ffffff" fo:min-height="11.429cm"/>
    </style:style>
    <style:style style:name="pr7" style:family="presentation" style:parent-style-name="simple-light-2-outline1">
      <style:graphic-properties draw:stroke="none" svg:stroke-width="0cm" draw:fill="none" draw:textarea-vertical-align="top" draw:auto-grow-height="false" draw:fit-to-size="false" fo:min-height="9.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line-height="100%" fo:text-align="start" fo:text-indent="0cm" style:writing-mode="lr-tb"/>
      <style:text-properties fo:font-size="18pt"/>
    </style:style>
    <style:style style:name="P4" style:family="paragraph">
      <style:paragraph-properties fo:margin-left="0cm" fo:margin-right="0cm" fo:margin-top="0cm" fo:margin-bottom="0cm" fo:line-height="100%" fo:text-align="end" fo:text-indent="0cm" style:writing-mode="lr-tb"/>
      <style:text-properties fo:font-size="14pt" style:font-size-asian="14pt" style:font-size-complex="14pt"/>
    </style:style>
    <style:style style:name="P5" style:family="paragraph">
      <style:paragraph-properties fo:text-align="end" style:font-independent-line-spacing="true"/>
      <style:text-properties fo:font-size="18pt" style:font-size-asian="14pt" style:font-size-complex="14pt"/>
    </style:style>
    <style:style style:name="P6" style:family="paragraph">
      <style:paragraph-properties fo:margin-left="0cm" fo:margin-right="0cm" fo:margin-top="0cm" fo:margin-bottom="0.282cm" fo:line-height="107%" fo:text-align="center" fo:text-indent="0cm" style:writing-mode="lr-tb"/>
      <style:text-properties fo:font-size="18pt"/>
    </style:style>
    <style:style style:name="P7" style:family="paragraph">
      <style:paragraph-properties fo:margin-left="0cm" fo:margin-right="0cm" fo:margin-top="0cm" fo:margin-bottom="0.282cm" fo:line-height="107%" fo:text-align="justify" fo:text-indent="0cm" style:writing-mode="lr-tb"/>
      <style:text-properties fo:font-size="18pt"/>
    </style:style>
    <style:style style:name="P8" style:family="paragraph">
      <style:paragraph-properties fo:margin-left="0cm" fo:margin-right="0cm" fo:margin-top="0cm" fo:margin-bottom="0cm" fo:line-height="100%" fo:text-align="center" fo:text-indent="0cm" style:writing-mode="lr-tb"/>
      <style:text-properties fo:font-size="18pt"/>
    </style:style>
    <style:style style:name="P9" style:family="paragraph">
      <style:paragraph-properties fo:margin-left="0cm" fo:margin-right="0cm" fo:margin-top="0cm" fo:margin-bottom="0cm" fo:line-height="100%" fo:text-align="justify" fo:text-indent="0cm" style:writing-mode="lr-tb"/>
      <style:text-properties fo:font-size="18pt"/>
    </style:style>
    <style:style style:name="P10" style:family="paragraph">
      <style:paragraph-properties fo:margin-left="0cm" fo:margin-right="0cm" fo:margin-top="0cm" fo:margin-bottom="0cm" fo:line-height="107%" fo:text-align="justify" fo:text-indent="0cm" style:writing-mode="lr-tb"/>
      <style:text-properties fo:font-size="18pt"/>
    </style:style>
    <style:style style:name="P11" style:family="paragraph">
      <style:paragraph-properties fo:margin-left="1.27cm" fo:margin-right="0cm" fo:margin-top="0cm" fo:margin-bottom="0cm" fo:line-height="100%" fo:text-align="center" fo:text-indent="0cm" style:writing-mode="lr-tb"/>
      <style:text-properties fo:font-size="18pt"/>
    </style:style>
    <style:style style:name="P12" style:family="paragraph">
      <style:paragraph-properties fo:margin-left="0cm" fo:margin-right="0cm" fo:margin-top="0cm" fo:margin-bottom="0.282cm" style:line-height-at-least="0cm" fo:text-align="justify" fo:text-indent="0cm" style:writing-mode="lr-tb"/>
      <style:text-properties fo:font-size="18pt"/>
    </style:style>
    <style:style style:name="P13" style:family="paragraph">
      <style:paragraph-properties style:line-height-at-least="0cm" style:text-autospace="none"/>
      <style:text-properties fo:color="#676b72" fo:font-family="'JetBrains Mono'" style:font-family-generic="modern" fo:font-size="13pt" style:font-family-asian="'JetBrains Mono'" style:font-family-generic-asian="modern" style:font-size-asian="13pt" style:font-family-complex="'JetBrains Mono'" style:font-family-generic-complex="modern" style:font-size-complex="7.40000009536743pt"/>
    </style:style>
    <style:style style:name="P14" style:family="paragraph">
      <style:paragraph-properties fo:margin-left="0cm" fo:margin-right="0cm" fo:margin-top="0cm" fo:margin-bottom="0.282cm" fo:line-height="107%" fo:text-align="justify" fo:text-indent="0cm" style:writing-mode="lr-tb" style:font-independent-line-spacing="true"/>
      <style:text-properties fo:font-size="18pt"/>
    </style:style>
    <style:style style:name="P15" style:family="paragraph">
      <style:paragraph-properties fo:margin-left="0cm" fo:margin-right="0cm" fo:margin-top="0cm" fo:margin-bottom="0cm" fo:line-height="100%" fo:text-align="justify" fo:text-indent="0cm" style:writing-mode="lr-tb" style:font-independent-line-spacing="true"/>
      <style:text-properties fo:font-size="18pt"/>
    </style:style>
    <style:style style:name="P16" style:family="paragraph">
      <style:paragraph-properties fo:margin-left="0cm" fo:margin-right="0cm" fo:margin-top="0.353cm" fo:margin-bottom="0.353cm" fo:line-height="100%" fo:text-align="start" fo:text-indent="0cm" style:writing-mode="lr-tb"/>
    </style:style>
    <style:style style:name="T1" style:family="text">
      <style:text-properties fo:color="#000000" style:text-line-through-style="none" fo:font-family="Arial" fo:font-size="26pt" fo:letter-spacing="normal" fo:font-style="normal" style:text-underline-style="none" fo:font-weight="bold" style:font-family-asian="Arial" style:font-size-asian="26pt" style:font-style-asian="normal" style:font-weight-asian="bold" style:font-family-complex="Arial" style:font-size-complex="26pt" style:font-style-complex="normal" style:font-weight-complex="bold"/>
    </style:style>
    <style:style style:name="T2" style:family="text">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T3" style:family="text">
      <style:text-properties fo:color="#000000" style:text-line-through-style="none" fo:font-family="Arial" fo:font-size="44pt" fo:letter-spacing="normal" fo:font-style="normal" style:text-underline-style="none" fo:font-weight="normal" style:font-family-asian="Arial" style:font-size-asian="44pt" style:font-style-asian="normal" style:font-weight-asian="normal" style:font-family-complex="Arial" style:font-size-complex="44pt" style:font-style-complex="normal" style:font-weight-complex="normal"/>
    </style:style>
    <style:style style:name="T4" style:family="text">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5" style:family="text">
      <style:text-properties fo:color="#000000" style:text-line-through-style="none" fo:font-family="Arial" fo:font-size="14pt" fo:letter-spacing="normal" fo:font-style="normal" fo:text-shadow="none"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6" style:family="text">
      <style:text-properties fo:color="#000000" style:text-line-through-style="none" fo:font-family="'Times New Roman'" style:font-family-generic="roman" fo:font-size="12pt" fo:letter-spacing="normal" fo:font-style="normal" fo:text-shadow="none" style:text-underline-style="none" fo:font-weight="normal" style:font-family-asian="Arial" style:font-size-asian="12pt" style:font-style-asian="normal" style:font-weight-asian="normal" style:font-family-complex="'Times New Roman'" style:font-family-generic-complex="roman" style:font-size-complex="12pt" style:font-style-complex="normal" style:font-weight-complex="normal"/>
    </style:style>
    <style:style style:name="T7" style:family="text">
      <style:text-properties fo:color="#000000" style:text-line-through-style="none" fo:font-family="'Times New Roman'" style:font-family-generic="roman" fo:font-size="14pt" fo:letter-spacing="normal" fo:font-style="normal" fo:text-shadow="none" style:text-underline-style="none" fo:font-weight="normal" style:font-family-asian="Arial" style:font-size-asian="14pt" style:font-style-asian="normal" style:font-weight-asian="normal" style:font-family-complex="'Times New Roman'" style:font-family-generic-complex="roman" style:font-size-complex="14pt" style:font-style-complex="normal" style:font-weight-complex="normal"/>
    </style:style>
    <style:style style:name="T8" style:family="text">
      <style:text-properties fo:color="#000000" style:text-line-through-style="none" fo:font-family="Assistant" fo:font-size="10pt" fo:letter-spacing="normal" fo:font-style="normal" style:text-underline-style="none" fo:font-weight="bold" style:font-family-asian="Assistant" style:font-size-asian="10pt" style:font-style-asian="normal" style:font-weight-asian="bold" style:font-family-complex="Assistant" style:font-size-complex="10pt" style:font-style-complex="normal" style:font-weight-complex="bold"/>
    </style:style>
    <style:style style:name="T9" style:family="text">
      <style:text-properties fo:color="#000000" style:text-line-through-style="none" fo:font-family="'Times New Roman'" style:font-family-generic="roman" fo:font-size="14pt" fo:letter-spacing="normal" fo:font-style="italic" style:text-underline-style="none" fo:font-weight="bold" style:font-family-asian="Calibri" style:font-pitch-asian="fixed" style:font-size-asian="14pt" style:font-style-asian="italic" style:font-weight-asian="bold" style:font-family-complex="'Times New Roman'" style:font-family-generic-complex="roman" style:font-size-complex="14pt" style:font-style-complex="italic" style:font-weight-complex="bold"/>
    </style:style>
    <style:style style:name="T10" style:family="text">
      <style:text-properties fo:color="#000000" style:text-line-through-style="none" fo:font-family="'Times New Roman'" style:font-family-generic="roman" fo:font-size="14pt" fo:letter-spacing="normal" fo:font-style="italic" style:text-underline-style="none" fo:font-weight="normal" style:font-family-asian="Calibri" style:font-pitch-asian="fixed" style:font-size-asian="14pt" style:font-style-asian="italic" style:font-weight-asian="normal" style:font-family-complex="'Times New Roman'" style:font-family-generic-complex="roman" style:font-size-complex="14pt" style:font-style-complex="italic" style:font-weight-complex="normal"/>
    </style:style>
    <style:style style:name="T11" style:family="text">
      <style:text-properties fo:color="#000000" style:text-line-through-style="none" fo:font-family="'Times New Roman'" style:font-family-generic="roman" fo:font-size="14pt" fo:letter-spacing="normal" fo:font-style="normal" style:text-underline-style="none" fo:font-weight="normal" style:font-family-asian="Calibri" style:font-pitch-asian="fixed" style:font-size-asian="14pt" style:font-style-asian="normal" style:font-weight-asian="normal" style:font-family-complex="'Times New Roman'" style:font-family-generic-complex="roman" style:font-size-complex="14pt" style:font-style-complex="normal" style:font-weight-complex="normal"/>
    </style:style>
    <style:style style:name="T12" style:family="text">
      <style:text-properties fo:color="#000000" style:text-line-through-style="none" fo:font-family="'Times New Roman'" style:font-family-generic="roman" fo:font-size="14pt" fo:letter-spacing="normal" fo:font-style="italic" style:text-underline-style="none" fo:font-weight="bold" style:font-family-asian="Arial" style:font-size-asian="14pt" style:font-style-asian="italic" style:font-weight-asian="bold" style:font-family-complex="'Times New Roman'" style:font-family-generic-complex="roman" style:font-size-complex="14pt" style:font-style-complex="italic" style:font-weight-complex="bold"/>
    </style:style>
    <style:style style:name="T13" style:family="text">
      <style:text-properties fo:color="#000000" style:text-line-through-style="none" fo:font-family="'Times New Roman'" style:font-family-generic="roman" fo:font-size="14pt" fo:letter-spacing="normal" fo:font-style="italic" style:text-underline-style="none" fo:font-weight="normal" style:font-family-asian="Arial" style:font-size-asian="14pt" style:font-style-asian="italic" style:font-weight-asian="normal" style:font-family-complex="'Times New Roman'" style:font-family-generic-complex="roman" style:font-size-complex="14pt" style:font-style-complex="italic" style:font-weight-complex="normal"/>
    </style:style>
    <style:style style:name="T14" style:family="text">
      <style:text-properties fo:color="#000000" style:text-line-through-style="none" fo:font-family="'Times New Roman'" style:font-family-generic="roman" fo:font-size="14pt" fo:letter-spacing="normal" fo:font-style="normal" style:text-underline-style="none" fo:font-weight="normal" style:font-family-asian="Arial" style:font-size-asian="14pt" style:font-style-asian="normal" style:font-weight-asian="normal" style:font-family-complex="'Times New Roman'" style:font-family-generic-complex="roman" style:font-size-complex="14pt" style:font-style-complex="normal" style:font-weight-complex="normal"/>
    </style:style>
    <style:style style:name="T15" style:family="text">
      <style:text-properties fo:color="#000000" style:text-line-through-style="none" fo:font-family="'Times New Roman'" style:font-family-generic="roman" fo:font-size="12pt" fo:letter-spacing="normal" fo:font-style="normal" style:text-underline-style="solid" style:text-underline-width="auto" style:text-underline-color="font-color" fo:font-weight="bold" style:font-family-asian="Calibri" style:font-pitch-asian="fixed" style:font-size-asian="12pt" style:font-style-asian="normal" style:font-weight-asian="bold" style:font-family-complex="'Times New Roman'" style:font-family-generic-complex="roman" style:font-size-complex="12pt" style:font-style-complex="normal" style:font-weight-complex="bold"/>
    </style:style>
    <style:style style:name="T16" style:family="text">
      <style:text-properties fo:color="#000000" style:text-line-through-style="none" fo:font-family="'Times New Roman'" style:font-family-generic="roman" fo:font-size="12pt" fo:letter-spacing="normal" fo:font-style="normal" style:text-underline-style="none" fo:font-weight="normal" style:font-family-asian="Calibri" style:font-pitch-asian="fixed" style:font-size-asian="12pt" style:font-style-asian="normal" style:font-weight-asian="normal" style:font-family-complex="'Times New Roman'" style:font-family-generic-complex="roman" style:font-size-complex="12pt" style:font-style-complex="normal" style:font-weight-complex="normal"/>
    </style:style>
    <style:style style:name="T17" style:family="text">
      <style:text-properties fo:color="#000000" style:text-line-through-style="none" fo:font-family="'Times New Roman'" style:font-family-generic="roman" fo:font-size="12pt" fo:letter-spacing="normal" fo:font-style="normal" style:text-underline-style="none" fo:font-weight="bold" style:font-family-asian="Calibri" style:font-pitch-asian="fixed" style:font-size-asian="12pt" style:font-style-asian="normal" style:font-weight-asian="bold" style:font-family-complex="'Times New Roman'" style:font-family-generic-complex="roman" style:font-size-complex="12pt" style:font-style-complex="normal" style:font-weight-complex="bold"/>
    </style:style>
    <style:style style:name="T18" style:family="text">
      <style:text-properties fo:color="#000000" style:text-line-through-style="none" fo:font-family="'Times New Roman'" style:font-family-generic="roman" fo:font-size="12pt" fo:letter-spacing="normal" fo:font-style="italic" style:text-underline-style="none" fo:font-weight="normal" style:font-family-asian="Calibri" style:font-pitch-asian="fixed" style:font-size-asian="12pt" style:font-style-asian="italic" style:font-weight-asian="normal" style:font-family-complex="'Times New Roman'" style:font-family-generic-complex="roman" style:font-size-complex="12pt" style:font-style-complex="italic" style:font-weight-complex="normal"/>
    </style:style>
    <style:style style:name="T19" style:family="text">
      <style:text-properties fo:color="#000000" style:text-line-through-style="none" fo:font-family="'Times New Roman'" style:font-family-generic="roman" fo:font-size="12pt" fo:letter-spacing="normal" fo:font-style="normal" style:text-underline-style="none" fo:font-weight="normal" style:font-family-asian="Calibri" style:font-pitch-asian="fixed" style:font-size-asian="12pt" style:font-style-asian="normal" style:font-weight-asian="normal" style:font-family-complex="'Times New Roman'" style:font-family-generic-complex="roman" style:font-size-complex="12pt" style:font-style-complex="normal" style:font-weight-complex="normal"/>
    </style:style>
    <style:style style:name="T20" style:family="text">
      <style:text-properties fo:color="#000000" style:text-line-through-style="none" fo:font-family="'Times New Roman'" style:font-family-generic="roman" style:font-pitch="variable" fo:font-size="12pt" fo:letter-spacing="normal" fo:font-style="normal" style:text-underline-style="none" fo:font-weight="normal" style:font-family-asian="Arial" style:font-size-asian="12pt" style:font-style-asian="normal" style:font-weight-asian="normal" style:font-family-complex="Arial" style:font-size-complex="12pt" style:font-style-complex="normal" style:font-weight-complex="normal"/>
    </style:style>
    <style:style style:name="T21" style:family="text">
      <style:text-properties fo:color="#000000" style:text-line-through-style="none" fo:font-family="'Times New Roman'" style:font-family-generic="roman" fo:font-size="12pt" fo:letter-spacing="normal" fo:font-style="normal" style:text-underline-style="none" fo:font-weight="bold" style:font-family-asian="Calibri" style:font-pitch-asian="fixed" style:font-size-asian="12pt" style:font-style-asian="normal" style:font-weight-asian="bold" style:font-family-complex="'Times New Roman'" style:font-family-generic-complex="roman" style:font-size-complex="12pt" style:font-style-complex="normal" style:font-weight-complex="bold"/>
    </style:style>
    <style:style style:name="T22" style:family="text">
      <style:text-properties fo:color="#000000" style:text-line-through-style="none" fo:font-family="'Times New Roman'" style:font-family-generic="roman" fo:font-size="10pt" fo:letter-spacing="normal" fo:font-style="normal" style:text-underline-style="none" fo:font-weight="normal" style:font-family-asian="Calibri" style:font-pitch-asian="fixed" style:font-size-asian="10pt" style:font-style-asian="normal" style:font-weight-asian="normal" style:font-family-complex="'Times New Roman'" style:font-family-generic-complex="roman" style:font-size-complex="10pt" style:font-style-complex="normal" style:font-weight-complex="normal"/>
    </style:style>
    <style:style style:name="T23" style:family="text">
      <style:text-properties fo:color="#000000" style:text-line-through-style="none" fo:font-family="'Times New Roman'" style:font-family-generic="roman" fo:font-size="14pt" fo:letter-spacing="normal" fo:font-style="normal" style:text-underline-style="none" fo:font-weight="bold" style:font-family-asian="Arial" style:font-size-asian="14pt" style:font-style-asian="normal" style:font-weight-asian="bold" style:font-family-complex="'Times New Roman'" style:font-family-generic-complex="roman" style:font-size-complex="14pt" style:font-style-complex="normal" style:font-weight-complex="bold"/>
    </style:style>
    <style:style style:name="T24" style:family="text">
      <style:text-properties fo:color="#000000" style:text-outline="false" style:text-line-through-style="none" fo:font-family="'Times New Roman'" style:font-family-generic="roman" fo:font-size="12pt" fo:letter-spacing="normal" fo:font-style="normal" fo:text-shadow="none" style:text-underline-style="none" fo:font-weight="normal" style:letter-kerning="true" style:font-family-asian="Calibri" style:font-pitch-asian="fixed" style:font-size-asian="12pt" style:font-style-asian="normal" style:font-weight-asian="normal" style:font-family-complex="'Times New Roman'" style:font-family-generic-complex="roman" style:font-size-complex="12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fo:font-family="'Times New Roman'" style:font-family-generic="roman" style:font-pitch="variable" fo:font-size="12pt" fo:letter-spacing="normal" fo:font-style="normal" fo:text-shadow="none" style:text-underline-style="none" fo:font-weight="normal" style:letter-kerning="true" style:font-family-asian="'JetBrains Mono'" style:font-family-generic-asian="modern" style:font-size-asian="12pt" style:font-style-asian="normal" style:font-weight-asian="normal" style:font-family-complex="'JetBrains Mono'" style:font-family-generic-complex="modern" style:font-size-complex="12pt" style:font-style-complex="normal" style:font-weight-complex="normal" style:text-emphasize="none" style:font-relief="none" style:text-overline-style="none" style:text-overline-color="font-color"/>
    </style:style>
    <style:style style:name="T26" style:family="text">
      <style:text-properties fo:color="#000000" style:text-line-through-style="none" fo:font-family="'Times New Roman'" style:font-family-generic="roman" fo:font-size="10pt" fo:letter-spacing="normal" fo:font-style="normal" style:text-underline-style="none" fo:font-weight="normal" style:font-family-asian="Calibri" style:font-pitch-asian="fixed" style:font-size-asian="10pt" style:font-style-asian="normal" style:font-weight-asian="normal" style:font-family-complex="'Times New Roman'" style:font-family-generic-complex="roman" style:font-size-complex="10pt" style:font-style-complex="normal" style:font-weight-complex="normal"/>
    </style:style>
    <style:style style:name="T27" style:family="text">
      <style:text-properties fo:color="#000000" style:text-line-through-style="none" fo:font-family="'Times New Roman'" style:font-family-generic="roman" style:font-pitch="variable" fo:font-size="12pt" fo:letter-spacing="normal" fo:font-style="normal" style:text-underline-style="none" fo:font-weight="normal" style:font-family-asian="Arial" style:font-size-asian="12pt" style:font-style-asian="normal" style:font-weight-asian="normal" style:font-family-complex="Arial" style:font-size-complex="12pt" style:font-style-complex="normal" style:font-weight-complex="normal"/>
    </style:style>
    <style:style style:name="T28" style:family="text">
      <style:text-properties fo:color="#000000" style:text-line-through-style="none" fo:font-family="'Times New Roman'" style:font-family-generic="roman" style:font-pitch="variable" fo:font-size="12pt" fo:letter-spacing="normal" fo:font-style="normal" style:text-underline-style="none" fo:font-weight="normal" style:font-family-asian="Calibri" style:font-pitch-asian="fixed" style:font-size-asian="12pt" style:font-style-asian="normal" style:font-weight-asian="normal" style:font-family-complex="'Times New Roman'" style:font-family-generic-complex="roman" style:font-size-complex="12pt" style:font-style-complex="normal" style:font-weight-complex="normal"/>
    </style:style>
    <style:style style:name="T29" style:family="text">
      <style:text-properties fo:color="#000000" style:text-line-through-style="none" fo:font-family="'Times New Roman'" style:font-family-generic="roman" fo:font-size="14pt" fo:letter-spacing="normal" fo:font-style="normal" style:text-underline-style="none" fo:font-weight="normal" style:font-family-asian="Calibri" style:font-pitch-asian="fixed" style:font-size-asian="14pt" style:font-style-asian="normal" style:font-weight-asian="normal" style:font-family-complex="'Times New Roman'" style:font-family-generic-complex="roman" style:font-size-complex="14pt" style:font-style-complex="normal" style:font-weight-complex="normal"/>
    </style:style>
    <style:style style:name="T30" style:family="text">
      <style:text-properties fo:color="#000000" style:text-line-through-style="none" fo:font-family="Arial" fo:font-size="14pt" fo:letter-spacing="normal" fo:font-style="normal" style:text-underline-style="none" fo:font-weight="bold" style:font-family-asian="Arial" style:font-size-asian="14pt" style:font-style-asian="normal" style:font-weight-asian="bold" style:font-family-complex="Arial" style:font-size-complex="14pt" style:font-style-complex="normal" style:font-weight-complex="bold"/>
    </style:style>
    <style:style style:name="T31" style:family="text">
      <style:text-properties fo:color="#000000" style:text-line-through-style="none" fo:font-family="Assistant" fo:font-size="14pt" fo:letter-spacing="normal" fo:font-style="normal" style:text-underline-style="none" fo:font-weight="bold" style:font-family-asian="Assistant" style:font-size-asian="14pt" style:font-style-asian="normal" style:font-weight-asian="bold" style:font-family-complex="Assistant" style:font-size-complex="14pt" style:font-style-complex="normal" style:font-weight-complex="bold"/>
    </style:style>
    <style:style style:name="T32" style:family="text">
      <style:text-properties fo:color="#000000" style:text-line-through-style="none" fo:font-family="'Times New Roman'" style:font-family-generic="roman" fo:font-size="12pt" fo:letter-spacing="normal" fo:font-style="normal" style:text-underline-style="none" fo:font-weight="normal" style:font-family-asian="Arial" style:font-size-asian="12pt" style:font-style-asian="normal" style:font-weight-asian="normal" style:font-family-complex="'Times New Roman'" style:font-family-generic-complex="roman" style:font-size-complex="12pt" style:font-style-complex="normal" style:font-weight-complex="normal"/>
    </style:style>
    <text:list-style style:name="L1">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Arial" style:font-family-generic="swiss"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0.952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000000"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imple-light-2">
        <draw:frame draw:name="Google Shape;134;p21" presentation:style-name="pr1" draw:text-style-name="P2" draw:layer="layout" svg:width="16.913cm" svg:height="4.933cm" svg:x="0.796cm" svg:y="6.6cm" presentation:class="title" presentation:user-transformed="true">
          <draw:text-box>
            <text:p text:style-name="P1"><text:span text:style-name="T1">Programmatic data forecasting based on a linear regression machine learning model using Ridge regularization</text:span><text:span text:style-name="T2"><text:line-break/></text:span><text:span text:style-name="T2">Программное прогнозирование данных на основе модели машинного обучения линейной регрессии с помощью регуляризации Риджа</text:span><text:span text:style-name="T3"><text:line-break/></text:span><text:span text:style-name="T3"/></text:p>
          </draw:text-box>
        </draw:frame>
        <draw:frame draw:name="Google Shape;135;p21" presentation:style-name="pr2" draw:text-style-name="P2" draw:layer="layout" svg:width="16.913cm" svg:height="2.201cm" svg:x="0.796cm" svg:y="10.6cm" presentation:class="subtitle" presentation:user-transformed="true">
          <draw:text-box>
            <text:p text:style-name="P1"><text:span text:style-name="T4">C</text:span><text:span text:style-name="T5">ourse – </text:span><text:span text:style-name="T6"><text:s text:c="2"/></text:span><text:span text:style-name="T7">Data Analytics-A23 </text:span></text:p>
            <text:p text:style-name="P1"><text:span text:style-name="T5">Term – 4 months of training from scratch</text:span></text:p>
          </draw:text-box>
        </draw:frame>
        <draw:custom-shape draw:name="Google Shape;136;p21" draw:style-name="gr1" draw:text-style-name="P2" draw:layer="layout" svg:width="8.204cm" svg:height="1.565cm" svg:x="0.796cm" svg:y="12.4cm">
          <text:p text:style-name="P3"><text:span text:style-name="T8">Konstantin Skrypka</text:span></text:p>
          <draw:enhanced-geometry svg:viewBox="0 0 21600 21600" draw:type="rectangle" draw:enhanced-path="M 0 0 L 21600 0 21600 21600 0 21600 0 0 Z N"/>
        </draw:custom-shape>
        <draw:frame draw:name="Google Shape;137;p21" presentation:style-name="pr3" draw:text-style-name="P5" draw:layer="layout" svg:width="1.015cm" svg:height="0.761cm" svg:x="23.518cm" svg:y="13.23cm" presentation:class="page-number" presentation:user-transformed="true">
          <draw:text-box>
            <text:p text:style-name="P4"><text:span text:style-name="T4"><text:page-number>&lt;номер&gt;</text:page-number></text:span></text:p>
          </draw:text-box>
        </draw:frame>
        <presentation:notes draw:style-name="dp2">
          <draw:page-thumbnail draw:name="Google Shape;131;gb56d264711_0_228:notes" draw:style-name="gr2" draw:layer="layout" svg:width="16.932cm" svg:height="9.524cm" svg:x="1.058cm" svg:y="1.905cm" draw:page-number="1" presentation:class="page"/>
          <draw:frame draw:name="Google Shape;132;gb56d264711_0_228:notes" presentation:style-name="pr4" draw:text-style-name="P2" draw:layer="layout" svg:width="15.239cm" svg:height="11.429cm" svg:x="1.905cm" svg:y="12.065cm" presentation:class="notes" presentation:user-transformed="true">
            <draw:text-box>
              <text:p/>
            </draw:text-box>
          </draw:frame>
        </presentation:notes>
      </draw:page>
      <draw:page draw:name="page2" draw:style-name="dp1" draw:master-page-name="simple-light-2" presentation:presentation-page-layout-name="AL1T3">
        <draw:frame draw:name="Google Shape;143;p22" presentation:style-name="pr3" draw:text-style-name="P5" draw:layer="layout" svg:width="1.015cm" svg:height="0.761cm" svg:x="23.518cm" svg:y="13.23cm" presentation:class="page-number" presentation:user-transformed="true">
          <draw:text-box>
            <text:p text:style-name="P4"><text:span text:style-name="T4"><text:page-number>&lt;номер&gt;</text:page-number></text:span></text:p>
          </draw:text-box>
        </draw:frame>
        <draw:custom-shape draw:name="Прямоугольник 3" draw:style-name="gr3" draw:text-style-name="P2" draw:layer="layout" svg:width="10.18cm" svg:height="12.636cm" svg:x="1.101cm" svg:y="1.037cm">
          <text:p text:style-name="P6"><text:span text:style-name="T9">История создания проекта:</text:span></text:p>
          <text:p text:style-name="P6"><text:span text:style-name="T10">Желания, мысли, ожидания, проблемы и итоговый результат….</text:span></text:p>
          <text:p text:style-name="P7"><text:span text:style-name="T11">Желаний, мыслей по созданию <text:s/>проекта было много, хотелось многого, грандиозного и эксклюзивного, но выбрал я относительно простой <text:s/>проект и в тоже время интересный в своей направленности, перспективности и универсальности.</text:span></text:p>
          <text:p text:style-name="P8"><text:span text:style-name="T4"/></text:p>
          <draw:enhanced-geometry svg:viewBox="0 0 21600 21600" draw:type="rectangle" draw:enhanced-path="M 0 0 L 21600 0 21600 21600 0 21600 0 0 Z N"/>
        </draw:custom-shape>
        <draw:custom-shape draw:name="Прямоугольник 4" draw:style-name="gr3" draw:text-style-name="P2" draw:layer="layout" svg:width="10.35cm" svg:height="12.636cm" svg:x="12.488cm" svg:y="1.037cm">
          <text:p text:style-name="P8"><text:span text:style-name="T12">History of the project:</text:span></text:p>
          <text:p text:style-name="P8"><text:span text:style-name="T13">Desires, thoughts, expectations, problems and the final result….</text:span></text:p>
          <text:p text:style-name="P9"><text:span text:style-name="T14">I had a lot of desires and thoughts on creating the project, I wanted a lot, grandiose and exclusive, but I chose a relatively simple project and at the same time interesting in its focus, promise and versatility.</text:span></text:p>
          <draw:enhanced-geometry svg:viewBox="0 0 21600 21600" draw:type="rectangle" draw:enhanced-path="M 0 0 L 21600 0 21600 21600 0 21600 0 0 Z N"/>
        </draw:custom-shape>
        <presentation:notes draw:style-name="dp2">
          <draw:page-thumbnail draw:name="Google Shape;139;gb647448be2_1_351:notes" draw:style-name="gr2" draw:layer="layout" svg:width="16.932cm" svg:height="9.524cm" svg:x="1.058cm" svg:y="1.905cm" draw:page-number="2" presentation:class="page"/>
          <draw:frame draw:name="Google Shape;140;gb647448be2_1_351:notes" presentation:style-name="pr4" draw:text-style-name="P2" draw:layer="layout" svg:width="15.239cm" svg:height="11.429cm" svg:x="1.905cm" svg:y="12.065cm" presentation:class="notes" presentation:user-transformed="true">
            <draw:text-box>
              <text:p/>
            </draw:text-box>
          </draw:frame>
        </presentation:notes>
      </draw:page>
      <draw:page draw:name="page3" draw:style-name="dp1" draw:master-page-name="simple-light-2" presentation:presentation-page-layout-name="AL2T1">
        <draw:frame draw:name="Номер слайда 3" presentation:style-name="pr5" draw:text-style-name="P5" draw:layer="layout" svg:width="1.015cm" svg:height="0.761cm" svg:x="23.518cm" svg:y="13.23cm" presentation:class="page-number" presentation:user-transformed="true">
          <draw:text-box>
            <text:p text:style-name="P4"><text:span text:style-name="T4"><text:page-number>&lt;номер&gt;</text:page-number></text:span></text:p>
          </draw:text-box>
        </draw:frame>
        <draw:custom-shape draw:name="Прямоугольник 4" draw:style-name="gr3" draw:text-style-name="P2" draw:layer="layout" svg:width="11.341cm" svg:height="13.165cm" svg:x="0.555cm" svg:y="0.635cm">
          <text:p text:style-name="P3"><text:span text:style-name="T11"/></text:p>
          <text:p text:style-name="P3"><text:span text:style-name="T11"/></text:p>
          <text:p text:style-name="P9"><text:span text:style-name="T15">Основной задачей</text:span><text:span text:style-name="T16"> моего проекта, который я назвал «Прогнозирование данных» является написание программы на языке Python посредством программы PyCharm Community Edition. </text:span><text:span text:style-name="T17">Функционал программы предусматривает:</text:span></text:p>
          <text:p text:style-name="P9"><text:span text:style-name="T16">При </text:span><text:span text:style-name="T18">запуске кода <text:s/></text:span><text:span text:style-name="T19">посредством программы PyCharm Community Edition, <text:s/>код производит <text:s/>выборку продукта «Пшеница» из базы данных с 1991 года по 2015 год, производит выборку по количеству потерянного продукта в указанные года. В коде реализовано машинное обучение </text:span><text:span text:style-name="T20">линейной регрессии с помощью регуляризации Риджа при котором 80 % всего массива данных отнесено к обучению и 20% массива данных <text:s/>отнесено к тестированию обучения для снижения погрешности как при анализе данных так и в прогнозировании.</text:span><text:span text:style-name="T19"> В</text:span><text:span text:style-name="T21"> результате код дает прогноз потерь продукта на три года с погрешностью в 14%, 12%, 7,5%.</text:span></text:p>
          <text:p text:style-name="P10"><text:span text:style-name="T19"><text:s/></text:span><text:span text:style-name="T19">Что такое линейная регрессия с помощью регуляризации Риджа лучше рассмотреть на следующем примере:</text:span></text:p>
          <text:p text:style-name="P10"><text:span text:style-name="T19">Давайте представим, что у нас есть уравнение, которое говорит, как количество учебных часов влияет на оценку студента. Мы хотим найти это уравнение, чтобы лучше предсказывать оценки.</text:span></text:p>
          <text:p text:style-name="P10"><text:span text:style-name="T22"/></text:p>
          <text:p text:style-name="P11"><text:span text:style-name="T4"/></text:p>
          <draw:enhanced-geometry svg:viewBox="0 0 21600 21600" draw:type="rectangle" draw:enhanced-path="M 0 0 L 21600 0 21600 21600 0 21600 0 0 Z N"/>
        </draw:custom-shape>
        <draw:custom-shape draw:name="Прямоугольник 5" draw:style-name="gr3" draw:text-style-name="P2" draw:layer="layout" svg:width="11.622cm" svg:height="13.165cm" svg:x="11.896cm" svg:y="0.635cm">
          <text:p text:style-name="P9"><text:span text:style-name="T23">The main goal</text:span><text:span text:style-name="T14"> of my project, which I called “Data Forecasting,” is to write a program in Python using the PyCharm Community Edition program. </text:span><text:span text:style-name="T23">The functionality of the program includes:</text:span></text:p>
          <text:p text:style-name="P9"><text:span text:style-name="T14">When running the code through the PyCharm Community Edition program, the code selects the product “Wheat” from the database from 1991 to 2015, and selects the amount of product lost in the specified years. The code implements machine learning for linear regression using Ridge regularization, in which 80% of the entire data array is allocated to training and 20% of the data array is allocated to testing training to reduce errors both in data analysis and forecasting. </text:span><text:span text:style-name="T23">As a result, the code predicts product losses for three years with an error of 14%, 12%, 7.5%.</text:span></text:p>
          <text:p text:style-name="P9"><text:span text:style-name="T14"><text:s text:c="2"/></text:span><text:span text:style-name="T14">What linear regression is using Ridge regularization is best seen in the following example:</text:span></text:p>
          <text:p text:style-name="P9"><text:span text:style-name="T14">Let's imagine that we have an equation that tells how the number of study hours affects a student's grade. We want to find this equation to better predict grades.</text:span><text:span text:style-name="T13">.</text:span></text:p>
          <draw:enhanced-geometry svg:viewBox="0 0 21600 21600" draw:type="rectangle" draw:enhanced-path="M 0 0 L 21600 0 21600 21600 0 21600 0 0 Z N"/>
        </draw:custom-shape>
        <presentation:notes draw:style-name="dp3">
          <draw:page-thumbnail draw:style-name="gr2" draw:layer="layout" svg:width="16.931cm" svg:height="9.524cm" svg:x="1.059cm" svg:y="1.93cm" draw:page-number="3" presentation:class="page"/>
          <draw:frame presentation:style-name="pr6" draw:layer="layout" svg:width="15.239cm" svg:height="11.429cm" svg:x="1.905cm" svg:y="12.065cm" presentation:class="notes" presentation:placeholder="true">
            <draw:text-box/>
          </draw:frame>
        </presentation:notes>
      </draw:page>
      <draw:page draw:name="page4" draw:style-name="dp1" draw:master-page-name="simple-light-2" presentation:presentation-page-layout-name="AL2T1">
        <draw:frame draw:name="Номер слайда 3" presentation:style-name="pr5" draw:text-style-name="P5" draw:layer="layout" svg:width="1.015cm" svg:height="0.761cm" svg:x="23.518cm" svg:y="13.23cm" presentation:class="page-number" presentation:user-transformed="true">
          <draw:text-box>
            <text:p text:style-name="P4"><text:span text:style-name="T4"><text:page-number>&lt;номер&gt;</text:page-number></text:span></text:p>
          </draw:text-box>
        </draw:frame>
        <draw:custom-shape draw:name="Прямоугольник 4" draw:style-name="gr4" draw:text-style-name="P14" draw:layer="layout" svg:width="10.836cm" svg:height="11.123cm" svg:x="0.804cm" svg:y="0.877cm">
          <text:p text:style-name="P7"><text:span text:style-name="T11"/></text:p>
          <text:p text:style-name="P7"><text:span text:style-name="T19"/></text:p>
          <text:p text:style-name="P7"><text:span text:style-name="T19"/></text:p>
          <text:p text:style-name="P7"><text:span text:style-name="T19"/></text:p>
          <text:p text:style-name="P12"><text:span text:style-name="T21">Линейная регрессия:</text:span><text:span text:style-name="T19"> Мы создаем уравнение, но если у нас слишком много факторов или они связаны между собой, уравнение может стать слишком сложным.</text:span></text:p>
          <text:p text:style-name="P12"><text:span text:style-name="T21">Регуляризация Ridge:</text:span><text:span text:style-name="T19"> Мы добавляем в уравнение часть, которая говорит: "Не старайся слишком сильно подгоняться под данные, делая коэффициенты слишком большими".</text:span></text:p>
          <text:p text:style-name="P12"><text:span text:style-name="T19">Таким образом, мы удерживаем уравнение от того, чтобы оно стало слишком строгим.</text:span></text:p>
          <text:p text:style-name="P12"><text:span text:style-name="T19">Все это делается для того, чтобы наша модель работала лучше на новых данных и не слишком зависела от того, как были строги наши учебные данные.</text:span></text:p>
          <text:p text:style-name="P13"><text:span text:style-name="T19">При написании кода мной были использованы такие библиотеки как </text:span><text:span text:style-name="T24">pandas — отвечающая за работу с файлами в формате Excel, </text:span><text:span text:style-name="T25">sklearn.linear_model import Ridge - реализация линейной регрессии с L2-регуляризацией в библиотеке scikit-learn. L2-регуляризация помогает предотвратить переобучение модели.</text:span></text:p>
          <text:p text:style-name="P7"><text:span text:style-name="T26"/></text:p>
          <text:p text:style-name="P7"><text:span text:style-name="T11"/></text:p>
          <text:p text:style-name="P7"><text:span text:style-name="T11"/></text:p>
          <text:p text:style-name="P7"><text:span text:style-name="T4"/></text:p>
          <draw:enhanced-geometry svg:viewBox="0 0 21600 21600" draw:mirror-horizontal="false" draw:mirror-vertical="false" draw:type="rectangle" draw:enhanced-path="M 0 0 L 21600 0 21600 21600 0 21600 0 0 Z N"/>
        </draw:custom-shape>
        <draw:custom-shape draw:name="Прямоугольник 5" draw:style-name="gr5" draw:text-style-name="P15" draw:layer="layout" svg:width="10.836cm" svg:height="11.2cm" svg:x="12.425cm" svg:y="0.8cm">
          <text:p text:style-name="P9"><text:span text:style-name="T14">Linear Regression: We create an equation, but if we have too many factors or they are related, the equation can become too complex.</text:span></text:p>
          <text:p text:style-name="P9"><text:span text:style-name="T14">Ridge Regularization: We add a part to the equation that says, "Don't try to fit the data too much by making the coefficients too large."</text:span></text:p>
          <text:p text:style-name="P9"><text:span text:style-name="T14">This way we keep the equation from becoming too strict.</text:span></text:p>
          <text:p text:style-name="P9"><text:span text:style-name="T14">This is all to ensure that our model performs better on new data and is not too dependent on how rigorous our training data was.</text:span></text:p>
          <text:p text:style-name="P9"><text:span text:style-name="T14">When writing the code, I used libraries such as pandas - responsible for working with files in Excel format, sklearn.linear_model import Ridge - implementation of linear regression with L2-regularization in the scikit-learn library. L2 regularization helps prevent model overfitting.</text:span></text:p>
          <draw:enhanced-geometry svg:viewBox="0 0 21600 21600" draw:type="rectangle" draw:enhanced-path="M 0 0 L 21600 0 21600 21600 0 21600 0 0 Z N"/>
        </draw:custom-shape>
        <presentation:notes draw:style-name="dp3">
          <draw:page-thumbnail draw:style-name="gr2" draw:layer="layout" svg:width="16.931cm" svg:height="9.524cm" svg:x="1.059cm" svg:y="1.93cm" draw:page-number="4" presentation:class="page"/>
          <draw:frame presentation:style-name="pr6" draw:layer="layout" svg:width="15.239cm" svg:height="11.429cm" svg:x="1.905cm" svg:y="12.065cm" presentation:class="notes" presentation:placeholder="true">
            <draw:text-box/>
          </draw:frame>
        </presentation:notes>
      </draw:page>
      <draw:page draw:name="page5" draw:style-name="dp1" draw:master-page-name="simple-light-2" presentation:presentation-page-layout-name="AL2T1">
        <draw:frame draw:name="Номер слайда 3" presentation:style-name="pr5" draw:text-style-name="P5" draw:layer="layout" svg:width="1.015cm" svg:height="0.761cm" svg:x="23.518cm" svg:y="13.23cm" presentation:class="page-number" presentation:user-transformed="true">
          <draw:text-box>
            <text:p text:style-name="P4"><text:span text:style-name="T4"><text:page-number>&lt;номер&gt;</text:page-number></text:span></text:p>
          </draw:text-box>
        </draw:frame>
        <draw:custom-shape draw:name="Прямоугольник 4" draw:style-name="gr6" draw:text-style-name="P14" draw:layer="layout" svg:width="10.836cm" svg:height="9.619cm" svg:x="0.804cm" svg:y="2.4cm">
          <text:p text:style-name="P7"><text:span text:style-name="T27">В дальнейшем код, по результатам своей реализации, выводит данные прогноза потерь продукта «Пшеница»,на три года на консоль и строит нам график в котором показывается прогнозированные данные и реальные данные.</text:span></text:p>
          <text:p text:style-name="P7"><text:span text:style-name="T28">Данный код, по моему мнению очень полезен в прогнозировании любых данных и универсален, так как он может строить прогнозы любых данных и для точности прогноза можно использовать дополнительные базы данных, данные из которых могут влиять как на показатели при обучающейся модели так и на прогнозируемые данные. </text:span></text:p>
          <draw:enhanced-geometry svg:viewBox="0 0 21600 21600" draw:mirror-horizontal="false" draw:mirror-vertical="false" draw:type="rectangle" draw:enhanced-path="M 0 0 L 21600 0 21600 21600 0 21600 0 0 Z N"/>
        </draw:custom-shape>
        <draw:custom-shape draw:name="Прямоугольник 4" draw:style-name="gr7" draw:text-style-name="P14" draw:layer="layout" svg:width="10.64cm" svg:height="9.6cm" svg:x="12.36cm" svg:y="2.4cm">
          <text:p text:style-name="P7"><text:span text:style-name="T11"/></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29">Subsequently, the code, based on the results of its implementation, displays the loss forecast data for the product “Wheat” for three years on the console and builds us a graph that shows the predicted data and real data.</text:span></text:p>
          <text:p text:style-name="P7"><text:span text:style-name="T29">This code, in my opinion, is very useful in forecasting any data and is universal, since it can make forecasts of any data and for forecast accuracy, you can use additional databases, data from which can influence both the indicators of the learning model and the predicted data.</text:span></text:p>
          <text:p text:style-name="P7"><text:span text:style-name="T19"/></text:p>
          <text:p text:style-name="P7"><text:span text:style-name="T19"/></text:p>
          <text:p text:style-name="P7"><text:span text:style-name="T19"/></text:p>
          <text:p text:style-name="P7"><text:span text:style-name="T26"/></text:p>
          <text:p text:style-name="P7"><text:span text:style-name="T11"/></text:p>
          <text:p text:style-name="P7"><text:span text:style-name="T11"/></text:p>
          <text:p text:style-name="P7"><text:span text:style-name="T4"/></text:p>
          <draw:enhanced-geometry svg:viewBox="0 0 21600 21600" draw:mirror-horizontal="false" draw:mirror-vertical="false" draw:type="rectangle" draw:enhanced-path="M 0 0 L 21600 0 21600 21600 0 21600 0 0 Z N"/>
        </draw:custom-shape>
        <presentation:notes draw:style-name="dp3">
          <draw:page-thumbnail draw:style-name="gr2" draw:layer="layout" svg:width="16.931cm" svg:height="9.524cm" svg:x="1.059cm" svg:y="1.93cm" draw:page-number="5" presentation:class="page"/>
          <draw:frame presentation:style-name="pr6" draw:layer="layout" svg:width="15.239cm" svg:height="11.429cm" svg:x="1.905cm" svg:y="12.065cm" presentation:class="notes" presentation:placeholder="true">
            <draw:text-box/>
          </draw:frame>
        </presentation:notes>
      </draw:page>
      <draw:page draw:name=" &#10;Большое спасибо!&#10;Thanks a lot!" draw:style-name="dp4" draw:master-page-name="simple-light-2">
        <draw:frame draw:name="Google Shape;351;p32" presentation:style-name="pr3" draw:text-style-name="P5" draw:layer="layout" svg:width="1.015cm" svg:height="0.761cm" svg:x="23.518cm" svg:y="13.23cm" presentation:class="page-number" presentation:user-transformed="true">
          <draw:text-box>
            <text:p text:style-name="P4"><text:span text:style-name="T4"><text:page-number>&lt;номер&gt;</text:page-number></text:span></text:p>
          </draw:text-box>
        </draw:frame>
        <draw:frame draw:name="Google Shape;352;p32" presentation:style-name="pr7" draw:text-style-name="P2" draw:layer="layout" svg:width="16.02cm" svg:height="4.043cm" svg:x="4.436cm" svg:y="7.186cm" presentation:class="outline" presentation:user-transformed="true">
          <draw:text-box>
            <text:p text:style-name="P1"><text:span text:style-name="T30">Contact</text:span></text:p>
            <text:p text:style-name="P1"><text:span text:style-name="T31">Konstantin Skrypka</text:span></text:p>
            <text:p text:style-name="P1"><text:span text:style-name="T32">Course – <text:s/>Data Analytics-A23 </text:span></text:p>
            <text:p text:style-name="P1"><text:span text:style-name="T32"/></text:p>
            <text:p text:style-name="P16"><text:span text:style-name="T4"/></text:p>
          </draw:text-box>
        </draw:frame>
        <draw:frame draw:name="Google Shape;354;p32" presentation:style-name="pr1" draw:text-style-name="P2" draw:layer="layout" svg:width="22.499cm" svg:height="5.816cm" svg:x="0.866cm" svg:y="0.953cm" presentation:class="title" presentation:user-transformed="true">
          <draw:text-box>
            <text:p text:style-name="P1"><text:span text:style-name="T4"><text:s/></text:span><text:span text:style-name="T4"><text:line-break/></text:span><text:span text:style-name="T4">Большое спасибо!</text:span><text:span text:style-name="T4"><text:line-break/></text:span><text:span text:style-name="T4">Thanks a lot!</text:span></text:p>
          </draw:text-box>
        </draw:frame>
        <presentation:notes draw:style-name="dp2">
          <draw:page-thumbnail draw:name="Google Shape;348;gb647448be2_1_484:notes" draw:style-name="gr2" draw:layer="layout" svg:width="16.932cm" svg:height="9.524cm" svg:x="1.058cm" svg:y="1.905cm" draw:page-number="6" presentation:class="page"/>
          <draw:frame draw:name="Google Shape;349;gb647448be2_1_484:notes" presentation:style-name="pr4" draw:text-style-name="P2" draw:layer="layout" svg:width="15.239cm" svg:height="11.429cm" svg:x="1.905cm" svg:y="12.065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imple-light-2-background" style:family="presentation">
      <style:graphic-properties draw:stroke="none" draw:fill="solid" draw:fill-color="#ffffff"/>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text:list-style style:name="simple-ligh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3" style:family="presentation" style:parent-style-name="simple-light-2-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4" style:family="presentation" style:parent-style-name="simple-light-2-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5" style:family="presentation" style:parent-style-name="simple-light-2-outline4">
      <style:paragraph-properties fo:margin-top="0cm" fo:margin-bottom="0.1cm"/>
      <style:text-properties fo:font-size="20pt" style:font-size-asian="20pt" style:font-size-complex="20pt"/>
    </style:style>
    <style:style style:name="simple-light-2-outline6" style:family="presentation" style:parent-style-name="simple-light-2-outline5">
      <style:paragraph-properties fo:margin-top="0cm" fo:margin-bottom="0.1cm"/>
      <style:text-properties fo:font-size="20pt" style:font-size-asian="20pt" style:font-size-complex="20pt"/>
    </style:style>
    <style:style style:name="simple-light-2-outline7" style:family="presentation" style:parent-style-name="simple-light-2-outline6">
      <style:paragraph-properties fo:margin-top="0cm" fo:margin-bottom="0.1cm"/>
      <style:text-properties fo:font-size="20pt" style:font-size-asian="20pt" style:font-size-complex="20pt"/>
    </style:style>
    <style:style style:name="simple-light-2-outline8" style:family="presentation" style:parent-style-name="simple-light-2-outline7">
      <style:paragraph-properties fo:margin-top="0cm" fo:margin-bottom="0.1cm"/>
      <style:text-properties fo:font-size="20pt" style:font-size-asian="20pt" style:font-size-complex="20pt"/>
    </style:style>
    <style:style style:name="simple-light-2-outline9" style:family="presentation" style:parent-style-name="simple-light-2-outline8">
      <style:paragraph-properties fo:margin-top="0cm" fo:margin-bottom="0.1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text:list-style style:name="simple-ligh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simple-light-2-background" style:family="presentation">
      <style:graphic-properties draw:stroke="none" draw:fill="solid" draw:fill-color="#ffffff"/>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text:list-style style:name="simple-ligh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3" style:family="presentation" style:parent-style-name="simple-light-2-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4" style:family="presentation" style:parent-style-name="simple-light-2-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5" style:family="presentation" style:parent-style-name="simple-light-2-outline4">
      <style:paragraph-properties fo:margin-top="0cm" fo:margin-bottom="0.1cm"/>
      <style:text-properties fo:font-size="20pt" style:font-size-asian="20pt" style:font-size-complex="20pt"/>
    </style:style>
    <style:style style:name="simple-light-2-outline6" style:family="presentation" style:parent-style-name="simple-light-2-outline5">
      <style:paragraph-properties fo:margin-top="0cm" fo:margin-bottom="0.1cm"/>
      <style:text-properties fo:font-size="20pt" style:font-size-asian="20pt" style:font-size-complex="20pt"/>
    </style:style>
    <style:style style:name="simple-light-2-outline7" style:family="presentation" style:parent-style-name="simple-light-2-outline6">
      <style:paragraph-properties fo:margin-top="0cm" fo:margin-bottom="0.1cm"/>
      <style:text-properties fo:font-size="20pt" style:font-size-asian="20pt" style:font-size-complex="20pt"/>
    </style:style>
    <style:style style:name="simple-light-2-outline8" style:family="presentation" style:parent-style-name="simple-light-2-outline7">
      <style:paragraph-properties fo:margin-top="0cm" fo:margin-bottom="0.1cm"/>
      <style:text-properties fo:font-size="20pt" style:font-size-asian="20pt" style:font-size-complex="20pt"/>
    </style:style>
    <style:style style:name="simple-light-2-outline9" style:family="presentation" style:parent-style-name="simple-light-2-outline8">
      <style:paragraph-properties fo:margin-top="0cm" fo:margin-bottom="0.1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text:list-style style:name="simple-ligh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simple-light-2-background" style:family="presentation">
      <style:graphic-properties draw:stroke="none" draw:fill="solid" draw:fill-color="#ffffff"/>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text:list-style style:name="simple-ligh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3" style:family="presentation" style:parent-style-name="simple-light-2-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4" style:family="presentation" style:parent-style-name="simple-light-2-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5" style:family="presentation" style:parent-style-name="simple-light-2-outline4">
      <style:paragraph-properties fo:margin-top="0cm" fo:margin-bottom="0.1cm"/>
      <style:text-properties fo:font-size="20pt" style:font-size-asian="20pt" style:font-size-complex="20pt"/>
    </style:style>
    <style:style style:name="simple-light-2-outline6" style:family="presentation" style:parent-style-name="simple-light-2-outline5">
      <style:paragraph-properties fo:margin-top="0cm" fo:margin-bottom="0.1cm"/>
      <style:text-properties fo:font-size="20pt" style:font-size-asian="20pt" style:font-size-complex="20pt"/>
    </style:style>
    <style:style style:name="simple-light-2-outline7" style:family="presentation" style:parent-style-name="simple-light-2-outline6">
      <style:paragraph-properties fo:margin-top="0cm" fo:margin-bottom="0.1cm"/>
      <style:text-properties fo:font-size="20pt" style:font-size-asian="20pt" style:font-size-complex="20pt"/>
    </style:style>
    <style:style style:name="simple-light-2-outline8" style:family="presentation" style:parent-style-name="simple-light-2-outline7">
      <style:paragraph-properties fo:margin-top="0cm" fo:margin-bottom="0.1cm"/>
      <style:text-properties fo:font-size="20pt" style:font-size-asian="20pt" style:font-size-complex="20pt"/>
    </style:style>
    <style:style style:name="simple-light-2-outline9" style:family="presentation" style:parent-style-name="simple-light-2-outline8">
      <style:paragraph-properties fo:margin-top="0cm" fo:margin-bottom="0.1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text:list-style style:name="simple-ligh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simple-light-2-background" style:family="presentation">
      <style:graphic-properties draw:stroke="none" draw:fill="solid" draw:fill-color="#ffffff"/>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text:list-style style:name="simple-ligh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3" style:family="presentation" style:parent-style-name="simple-light-2-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4" style:family="presentation" style:parent-style-name="simple-light-2-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5" style:family="presentation" style:parent-style-name="simple-light-2-outline4">
      <style:paragraph-properties fo:margin-top="0cm" fo:margin-bottom="0.1cm"/>
      <style:text-properties fo:font-size="20pt" style:font-size-asian="20pt" style:font-size-complex="20pt"/>
    </style:style>
    <style:style style:name="simple-light-2-outline6" style:family="presentation" style:parent-style-name="simple-light-2-outline5">
      <style:paragraph-properties fo:margin-top="0cm" fo:margin-bottom="0.1cm"/>
      <style:text-properties fo:font-size="20pt" style:font-size-asian="20pt" style:font-size-complex="20pt"/>
    </style:style>
    <style:style style:name="simple-light-2-outline7" style:family="presentation" style:parent-style-name="simple-light-2-outline6">
      <style:paragraph-properties fo:margin-top="0cm" fo:margin-bottom="0.1cm"/>
      <style:text-properties fo:font-size="20pt" style:font-size-asian="20pt" style:font-size-complex="20pt"/>
    </style:style>
    <style:style style:name="simple-light-2-outline8" style:family="presentation" style:parent-style-name="simple-light-2-outline7">
      <style:paragraph-properties fo:margin-top="0cm" fo:margin-bottom="0.1cm"/>
      <style:text-properties fo:font-size="20pt" style:font-size-asian="20pt" style:font-size-complex="20pt"/>
    </style:style>
    <style:style style:name="simple-light-2-outline9" style:family="presentation" style:parent-style-name="simple-light-2-outline8">
      <style:paragraph-properties fo:margin-top="0cm" fo:margin-bottom="0.1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text:list-style style:name="simple-ligh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ffffff" draw:textarea-vertical-align="middle" draw:auto-grow-height="false" fo:min-height="0cm" fo:min-width="0cm" fo:padding-top="0.254cm" fo:padding-bottom="0.254cm" fo:padding-left="0.254cm" fo:padding-right="0.254cm" fo:wrap-option="wrap"/>
    </style:style>
    <style:style style:name="Mgr4" style:family="graphic" style:parent-style-name="Объект_20_без_20_заливки_20_и_20_контура">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002cm, 0cm, 0.002cm)" draw:image-opacity="100%" style:mirror="none"/>
    </style:style>
    <style:style style:name="Mgr5" style:family="graphic" style:parent-style-name="standard">
      <style:graphic-properties draw:stroke="none" svg:stroke-width="0cm" draw:fill="solid" draw:fill-color="#ea5b25" draw:textarea-vertical-align="middle" draw:auto-grow-heigh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58adc5"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cm" draw:fill="none" draw:textarea-vertical-align="middle" draw:auto-grow-height="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solid" draw:fill-color="#ea5b25" draw:auto-grow-height="false" fo:min-height="0cm" fo:min-width="0cm" fo:padding-top="0.125cm" fo:padding-bottom="0.125cm" fo:padding-left="0.25cm" fo:padding-right="0.25cm" fo:wrap-option="wrap"/>
    </style:style>
    <style:style style:name="Mgr9" style:family="graphic" style:parent-style-name="Объект_20_без_20_заливки_20_и_20_контура">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058cm, 0cm, 0.057cm)" draw:image-opacity="100%" style:mirror="none"/>
    </style:style>
    <style:style style:name="Mgr10" style:family="graphic" style:parent-style-name="standard">
      <style:graphic-properties draw:stroke="solid" svg:stroke-width="0.053cm" svg:stroke-color="#000000" draw:stroke-linejoin="round" draw:fill="none" draw:textarea-vertical-align="middle" draw:auto-grow-height="false" fo:min-height="0cm" fo:min-width="0cm" fo:padding-top="0.254cm" fo:padding-bottom="0.254cm" fo:padding-left="0.254cm" fo:padding-right="0.254cm" fo:wrap-option="wrap"/>
    </style:style>
    <style:style style:name="Mgr11" style:family="graphic" style:parent-style-name="standard">
      <style:graphic-properties draw:stroke="none" svg:stroke-width="0cm" draw:fill="solid" draw:fill-color="#58adc5" draw:textarea-vertical-align="middle" draw:auto-grow-height="false" fo:min-height="0cm" fo:min-width="0cm" fo:padding-top="0.254cm" fo:padding-bottom="0.254cm" fo:padding-left="0.254cm" fo:padding-right="0.254cm" fo:wrap-option="wrap"/>
    </style:style>
    <style:style style:name="Mpr1" style:family="presentation" style:parent-style-name="simple-light-2-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simple-light-2-backgroundobjects">
      <style:graphic-properties draw:stroke="none" svg:stroke-width="0cm" draw:fill="none" draw:fill-color="#ffffff" draw:textarea-vertical-align="middle" draw:auto-grow-height="false" draw:fit-to-size="false" fo:min-height="9.43cm" fo:padding-top="0.254cm" fo:padding-bottom="0.254cm" fo:padding-left="0.254cm" fo:padding-right="0.254cm" fo:wrap-option="wrap"/>
    </style:style>
    <style:style style:name="Mpr3" style:family="presentation" style:parent-style-name="simple-light-2-backgroundobjects">
      <style:graphic-properties draw:stroke="none" draw:fill="none" draw:fill-color="#ffffff" draw:auto-grow-height="false" fo:min-height="1.397cm"/>
    </style:style>
    <style:style style:name="Mpr4" style:family="presentation" style:parent-style-name="simple-light-2-backgroundobjects">
      <style:graphic-properties draw:stroke="none" draw:fill="none" draw:fill-color="#ffffff" draw:textarea-vertical-align="bottom" draw:auto-grow-height="false" fo:min-height="1.397cm"/>
    </style:style>
    <style:style style:name="Mpr5" style:family="presentation" style:parent-style-name="simple-light-2-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6" style:family="presentation" style:parent-style-name="simple-light-2-outline1">
      <style:graphic-properties draw:stroke="none" svg:stroke-width="0cm" draw:fill="solid" draw:fill-color="#cde6ee" draw:textarea-vertical-align="top" draw:auto-grow-height="false" draw:fit-to-size="false" fo:min-height="9.43cm" fo:padding-top="0.254cm" fo:padding-bottom="0.254cm" fo:padding-left="0.254cm" fo:padding-right="0.254cm" fo:wrap-option="wrap"/>
    </style:style>
    <style:style style:name="Mpr7" style:family="presentation" style:parent-style-name="simple-light-2-backgroundobjects">
      <style:graphic-properties draw:stroke="none" draw:fill="none" draw:fill-color="#ffffff" draw:auto-grow-height="false" fo:min-height="1.27cm"/>
    </style:style>
    <style:style style:name="Mpr8" style:family="presentation" style:parent-style-name="simple-light-2-backgroundobjects">
      <style:graphic-properties draw:stroke="none" draw:fill="none" draw:fill-color="#ffffff" draw:textarea-vertical-align="bottom" draw:auto-grow-height="false" fo:min-height="1.27cm"/>
    </style:style>
    <style:style style:name="Mpr9" style:family="presentation" style:parent-style-name="simple-light-2-outline1">
      <style:graphic-properties draw:stroke="none" svg:stroke-width="0cm" draw:fill="none" draw:textarea-vertical-align="top" draw:auto-grow-height="false" draw:fit-to-size="false" fo:min-height="9.43cm" fo:padding-top="0.254cm" fo:padding-bottom="0.254cm" fo:padding-left="0.254cm" fo:padding-right="0.254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text-align="center"/>
      <style:text-properties fo:font-size="18pt"/>
    </style:style>
    <style:style style:name="MP5" style:family="paragraph">
      <style:paragraph-properties fo:margin-left="0cm" fo:margin-right="0cm" fo:margin-top="0cm" fo:margin-bottom="0cm" fo:line-height="100%" fo:text-align="start" fo:text-indent="0cm" style:writing-mode="lr-tb"/>
      <style:text-properties fo:font-size="18pt"/>
    </style:style>
    <style:style style:name="MP6" style:family="paragraph">
      <style:paragraph-properties fo:margin-left="0cm" fo:margin-right="0cm" fo:margin-top="0cm" fo:margin-bottom="0cm" fo:line-height="100%" fo:text-align="end" fo:text-indent="0cm" style:writing-mode="lr-tb"/>
      <style:text-properties fo:font-size="14pt" style:font-size-asian="14pt" style:font-size-complex="14pt"/>
    </style:style>
    <style:style style:name="MP7" style:family="paragraph">
      <style:paragraph-properties fo:text-align="end" style:font-independent-line-spacing="true"/>
      <style:text-properties fo:font-size="18pt" style:font-size-asian="14pt" style:font-size-complex="14pt"/>
    </style:style>
    <style:style style:name="MP8" style:family="paragraph">
      <style:text-properties fo:font-size="18pt"/>
    </style:style>
    <style:style style:name="MP9" style:family="paragraph">
      <style:paragraph-properties fo:margin-left="0cm" fo:margin-right="0cm" fo:margin-top="0cm" fo:margin-bottom="0cm" fo:line-height="100%" fo:text-align="center" fo:text-indent="0cm" style:writing-mode="lr-tb"/>
      <style:text-properties fo:font-size="18pt"/>
    </style:style>
    <style:style style:name="MT1" style:family="text">
      <style:text-properties fo:color="#000000" style:text-line-through-style="none" fo:font-family="Arial" fo:font-size="52pt" fo:letter-spacing="normal" fo:font-style="normal" style:text-underline-style="none" fo:font-weight="normal" style:font-family-asian="Arial" style:font-size-asian="52pt" style:font-style-asian="normal" style:font-weight-asian="normal" style:font-family-complex="Arial" style:font-size-complex="52pt" style:font-style-complex="normal" style:font-weight-complex="normal"/>
    </style:style>
    <style:style style:name="MT2" style:family="text">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MT3" style:family="text">
      <style:text-properties fo:color="#000000" style:text-line-through-style="none" fo:font-family="Assistant" fo:font-size="10pt" fo:letter-spacing="normal" fo:font-style="normal" style:text-underline-style="none" fo:font-weight="bold" style:font-family-asian="Assistant" style:font-size-asian="10pt" style:font-style-asian="normal" style:font-weight-asian="bold" style:font-family-complex="Assistant" style:font-size-complex="10pt" style:font-style-complex="normal" style:font-weight-complex="bold"/>
    </style:style>
    <style:style style:name="MT4" style:family="text">
      <style:text-properties fo:color="#000000" style:text-line-through-style="none" fo:font-family="Arial" fo:font-size="48pt" fo:letter-spacing="normal" fo:font-style="normal" style:text-underline-style="none" fo:font-weight="normal" style:font-family-asian="Arial" style:font-size-asian="48pt" style:font-style-asian="normal" style:font-weight-asian="normal" style:font-family-complex="Arial" style:font-size-complex="4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58adc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89cm" text:min-label-width="0.881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318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number text:level="1" style:num-format="">
        <style:list-level-properties text:min-label-width="0.6cm"/>
        <style:text-properties fo:color="#58adc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номер&gt;</text:page-number></text:p>
        </draw:text-box>
      </draw:frame>
    </style:handout-master>
    <style:master-page style:name="simple-light-2" style:page-layout-name="PM1" draw:style-name="Mdp1">
      <draw:g draw:name="Google Shape;9;p1">
        <draw:custom-shape draw:name="Google Shape;10;p1" draw:style-name="Mgr3" draw:text-style-name="MP3" draw:layer="layout" svg:width="1.058cm" svg:height="1.599cm" svg:x="23.497cm" svg:y="0.953cm">
          <text:p/>
          <draw:enhanced-geometry svg:viewBox="0 0 21600 21600" draw:type="rectangle" draw:enhanced-path="M 0 0 L 21600 0 21600 21600 0 21600 0 0 Z N"/>
        </draw:custom-shape>
        <draw:frame draw:name="Google Shape;11;p1" draw:style-name="Mgr4" draw:text-style-name="MP4" draw:layer="layout" svg:width="0.94cm" svg:height="1.381cm" svg:x="23.556cm" svg:y="1.068cm">
          <draw:image xlink:href="Pictures/1000020100000094000000D9BF6070EA.png" xlink:type="simple" xlink:show="embed" xlink:actuate="onLoad">
            <text:p/>
          </draw:image>
        </draw:frame>
      </draw:g>
      <draw:frame draw:name="Google Shape;28;p3" presentation:style-name="Mpr1" draw:text-style-name="MP3" draw:layer="backgroundobjects" svg:width="16.913cm" svg:height="4.933cm" svg:x="0.866cm" svg:y="3.454cm" presentation:class="title" presentation:user-transformed="true">
        <draw:text-box>
          <text:p text:style-name="MP5"><text:span text:style-name="MT1">Для правки текста заголовка щелкните мышью</text:span></text:p>
        </draw:text-box>
      </draw:frame>
      <draw:frame draw:name="Google Shape;30;p3" presentation:style-name="Mpr2" draw:text-style-name="MP7" draw:layer="backgroundobjects" svg:width="1.015cm" svg:height="0.761cm" svg:x="23.518cm" svg:y="13.23cm" presentation:class="page-number" presentation:user-transformed="true">
        <draw:text-box>
          <text:p text:style-name="MP6"><text:span text:style-name="MT2"><text:page-number>&lt;номер&gt;</text:page-number></text:span></text:p>
        </draw:text-box>
      </draw:frame>
      <draw:custom-shape draw:name="Google Shape;31;p3" draw:style-name="Mgr5" draw:text-style-name="MP3" draw:layer="backgroundobjects" svg:width="0.355cm" svg:height="7.135cm" svg:x="0cm" svg:y="3.454cm">
        <text:p/>
        <draw:enhanced-geometry svg:viewBox="0 0 21600 21600" draw:type="rectangle" draw:enhanced-path="M 0 0 L 21600 0 21600 21600 0 21600 0 0 Z N"/>
      </draw:custom-shape>
      <draw:custom-shape draw:name="Google Shape;32;p3" draw:style-name="Mgr6" draw:text-style-name="MP8" draw:layer="backgroundobjects" svg:width="7.619cm" svg:height="7.619cm" svg:x="17.78cm" svg:y="6.668cm">
        <text:p/>
        <draw:enhanced-geometry draw:mirror-horizontal="false" draw:mirror-vertical="false" svg:viewBox="0 0 73158 73145" draw:type="non-primitive" draw:enhanced-path="M 73158 73107 L 73158 0 0 73145 Z N">
          <draw:equation draw:name="f0" draw:formula="width"/>
          <draw:equation draw:name="f1" draw:formula="height"/>
        </draw:enhanced-geometry>
      </draw:custom-shape>
      <draw:custom-shape draw:name="Google Shape;33;p3" draw:style-name="Mgr7" draw:text-style-name="MP3" draw:layer="backgroundobjects" svg:width="7.659cm" svg:height="1.539cm" draw:transform="rotate (0.7853981633973) translate (19.042cm 13.076cm)">
        <text:p text:style-name="MP9"><text:span text:style-name="MT3">We use tech to connect human potential and opportunity with dignity &amp; humility <text:s text:c="2"/></text:span></text:p>
        <draw:enhanced-geometry svg:viewBox="0 0 21600 21600" draw:type="rectangle" draw:enhanced-path="M 0 0 L 21600 0 21600 21600 0 21600 0 0 Z N"/>
      </draw:custom-shape>
      <draw:custom-shape draw:name="Google Shape;34;p3" draw:style-name="Mgr8" draw:text-style-name="MP8" draw:layer="backgroundobjects" svg:width="1.162cm" svg:height="1.162cm" svg:x="23.374cm" svg:y="11.791cm">
        <text:p/>
        <draw:enhanced-geometry draw:mirror-horizontal="false" draw:mirror-vertical="false" svg:viewBox="0 0 73158 73145" draw:type="non-primitive" draw:enhanced-path="M 73158 73107 L 73158 0 0 73145 Z N">
          <draw:equation draw:name="f0" draw:formula="width"/>
          <draw:equation draw:name="f1" draw:formula="height"/>
        </draw:enhanced-geometry>
      </draw:custom-shape>
      <draw:custom-shape draw:name="Google Shape;35;p3" draw:style-name="Mgr3" draw:text-style-name="MP3" draw:layer="backgroundobjects" svg:width="1.146cm" svg:height="1.599cm" svg:x="23.383cm" svg:y="0.952cm">
        <text:p/>
        <draw:enhanced-geometry svg:viewBox="0 0 21600 21600" draw:type="rectangle" draw:enhanced-path="M 0 0 L 21600 0 21600 21600 0 21600 0 0 Z N"/>
      </draw:custom-shape>
      <draw:g draw:name="Google Shape;36;p3">
        <draw:custom-shape draw:name="Google Shape;37;p3" draw:style-name="Mgr3" draw:text-style-name="MP3" draw:layer="layout" svg:width="7.112cm" svg:height="1.446cm" svg:x="0.866cm" svg:y="0.953cm">
          <text:p/>
          <draw:enhanced-geometry svg:viewBox="0 0 21600 21600" draw:type="rectangle" draw:enhanced-path="M 0 0 L 21600 0 21600 21600 0 21600 0 0 Z N"/>
        </draw:custom-shape>
        <draw:frame draw:name="Google Shape;38;p3" draw:style-name="Mgr9" draw:text-style-name="MP4" draw:layer="layout" svg:width="6.667cm" svg:height="1.224cm" svg:x="1.088cm" svg:y="1.063cm">
          <draw:image xlink:href="Pictures/100002010000035D0000009D958816A7.png" xlink:type="simple" xlink:show="embed" xlink:actuate="onLoad">
            <text:p/>
          </draw:image>
        </draw:frame>
      </draw:g>
      <draw:frame presentation:style-name="simple-light-2-outline1" draw:layer="backgroundobjects" svg:width="22.859cm" svg:height="9.429cm" svg:x="1.27cm" svg:y="3.343cm" presentation:class="outline" presentation:placeholder="true">
        <draw:text-box/>
      </draw:frame>
      <presentation:notes style:page-layout-name="PM2">
        <draw:page-thumbnail presentation:style-name="simple-light-2-title" draw:layer="backgroundobjects" svg:width="13.968cm" svg:height="10.476cm" svg:x="3.81cm" svg:y="2.123cm" presentation:class="page"/>
        <draw:frame presentation:style-name="simple-light-2-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номер&gt;</text:page-number></text:p>
          </draw:text-box>
        </draw:frame>
      </presentation:notes>
    </style:master-page>
    <style:master-page style:name="simple-light-2" style:page-layout-name="PM1" draw:style-name="Mdp1">
      <draw:g draw:name="Google Shape;9;p1">
        <draw:custom-shape draw:name="Google Shape;10;p1" draw:style-name="Mgr3" draw:text-style-name="MP3" draw:layer="layout" svg:width="1.058cm" svg:height="1.599cm" svg:x="23.497cm" svg:y="0.953cm">
          <text:p/>
          <draw:enhanced-geometry svg:viewBox="0 0 21600 21600" draw:type="rectangle" draw:enhanced-path="M 0 0 L 21600 0 21600 21600 0 21600 0 0 Z N"/>
        </draw:custom-shape>
        <draw:frame draw:name="Google Shape;11;p1" draw:style-name="Mgr4" draw:text-style-name="MP4" draw:layer="layout" svg:width="0.94cm" svg:height="1.381cm" svg:x="23.556cm" svg:y="1.068cm">
          <draw:image xlink:href="Pictures/1000020100000094000000D9BF6070EA.png" xlink:type="simple" xlink:show="embed" xlink:actuate="onLoad">
            <text:p/>
          </draw:image>
        </draw:frame>
      </draw:g>
      <draw:frame draw:name="Google Shape;78;p10" presentation:style-name="Mpr5" draw:text-style-name="MP3" draw:layer="backgroundobjects" svg:width="22.63cm" svg:height="1.59cm" svg:x="0.866cm" svg:y="0.953cm" presentation:class="title" presentation:user-transformed="true">
        <draw:text-box>
          <text:p text:style-name="MP5"><text:span text:style-name="MT2">Для правки текста заголовка щелкните мышью</text:span></text:p>
        </draw:text-box>
      </draw:frame>
      <draw:frame draw:name="Google Shape;79;p10" presentation:style-name="Mpr6" draw:text-style-name="MP3" draw:layer="backgroundobjects" svg:width="11.11cm" svg:height="10.158cm" svg:x="0.866cm" svg:y="2.794cm" presentation:class="outline" presentation:user-transformed="true">
        <draw:text-box>
          <text:p text:style-name="MP5"><text:span text:style-name="MT2">Для правки структуры щелкните мышью</text:span></text:p>
          <text:list text:style-name="ML7">
            <text:list-item>
              <text:list>
                <text:list-item>
                  <text:p text:style-name="MP5"><text:span text:style-name="MT2">Второй уровень структуры</text:span></text:p>
                  <text:list>
                    <text:list-item>
                      <text:p text:style-name="MP5"><text:span text:style-name="MT2">Третий уровень структуры</text:span></text:p>
                      <text:list>
                        <text:list-item>
                          <text:p text:style-name="MP5"><text:span text:style-name="MT2">Четвёртый уровень структуры</text:span></text:p>
                          <text:list>
                            <text:list-item>
                              <text:p text:style-name="MP5"><text:span text:style-name="MT2">Пятый уровень структуры</text:span></text:p>
                              <text:list>
                                <text:list-item>
                                  <text:p text:style-name="MP5"><text:span text:style-name="MT2">Шестой уровень структуры</text:span></text:p>
                                  <text:list>
                                    <text:list-item>
                                      <text:p text:style-name="MP5"><text:span text:style-name="MT2">Седьмой уровень структуры</text:span></text:p>
                                      <text:list>
                                        <text:list-item>
                                          <text:p text:style-name="MP5"><text:span text:style-name="MT2">Восьмой уровень структуры</text:span></text:p>
                                          <text:list>
                                            <text:list-item>
                                              <text:p text:style-name="MP5"><text:span text:style-name="MT2">Девятый уровень структуры</text:span></text:p>
                                            </text:list-item>
                                          </text:list>
                                        </text:list-item>
                                      </text:list>
                                    </text:list-item>
                                  </text:list>
                                </text:list-item>
                              </text:list>
                            </text:list-item>
                          </text:list>
                        </text:list-item>
                      </text:list>
                    </text:list-item>
                  </text:list>
                </text:list-item>
              </text:list>
            </text:list-item>
          </text:list>
        </draw:text-box>
      </draw:frame>
      <draw:frame draw:name="Google Shape;80;p10" presentation:style-name="Mpr6" draw:text-style-name="MP3" draw:layer="backgroundobjects" svg:width="11.11cm" svg:height="10.158cm" svg:x="13.423cm" svg:y="2.794cm" presentation:class="outline" presentation:user-transformed="true">
        <draw:text-box>
          <text:p text:style-name="MP5"><text:span text:style-name="MT2">Для правки структуры щелкните мышью</text:span></text:p>
          <text:list text:style-name="ML7">
            <text:list-item>
              <text:list>
                <text:list-item>
                  <text:p text:style-name="MP5"><text:span text:style-name="MT2">Второй уровень структуры</text:span></text:p>
                  <text:list>
                    <text:list-item>
                      <text:p text:style-name="MP5"><text:span text:style-name="MT2">Третий уровень структуры</text:span></text:p>
                      <text:list>
                        <text:list-item>
                          <text:p text:style-name="MP5"><text:span text:style-name="MT2">Четвёртый уровень структуры</text:span></text:p>
                          <text:list>
                            <text:list-item>
                              <text:p text:style-name="MP5"><text:span text:style-name="MT2">Пятый уровень структуры</text:span></text:p>
                              <text:list>
                                <text:list-item>
                                  <text:p text:style-name="MP5"><text:span text:style-name="MT2">Шестой уровень структуры</text:span></text:p>
                                  <text:list>
                                    <text:list-item>
                                      <text:p text:style-name="MP5"><text:span text:style-name="MT2">Седьмой уровень структуры</text:span></text:p>
                                      <text:list>
                                        <text:list-item>
                                          <text:p text:style-name="MP5"><text:span text:style-name="MT2">Восьмой уровень структуры</text:span></text:p>
                                          <text:list>
                                            <text:list-item>
                                              <text:p text:style-name="MP5"><text:span text:style-name="MT2">Девятый уровень структуры</text:span></text:p>
                                            </text:list-item>
                                          </text:list>
                                        </text:list-item>
                                      </text:list>
                                    </text:list-item>
                                  </text:list>
                                </text:list-item>
                              </text:list>
                            </text:list-item>
                          </text:list>
                        </text:list-item>
                      </text:list>
                    </text:list-item>
                  </text:list>
                </text:list-item>
              </text:list>
            </text:list-item>
          </text:list>
        </draw:text-box>
      </draw:frame>
      <draw:frame draw:name="Google Shape;81;p10" presentation:style-name="Mpr2" draw:text-style-name="MP7" draw:layer="backgroundobjects" svg:width="1.015cm" svg:height="0.761cm" svg:x="23.518cm" svg:y="13.23cm" presentation:class="page-number" presentation:user-transformed="true">
        <draw:text-box>
          <text:p text:style-name="MP6"><text:span text:style-name="MT2"><text:page-number>&lt;номер&gt;</text:page-number></text:span></text:p>
        </draw:text-box>
      </draw:frame>
      <presentation:notes style:page-layout-name="PM2">
        <draw:page-thumbnail presentation:style-name="simple-light-2-title" draw:layer="backgroundobjects" svg:width="16.931cm" svg:height="9.524cm" svg:x="1.059cm" svg:y="1.93cm" presentation:class="page"/>
        <draw:frame presentation:style-name="simple-light-2-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presentation:header/></text:p>
          </draw:text-box>
        </draw:frame>
        <draw:frame presentation:style-name="Mpr7" draw:text-style-name="MP2" draw:layer="backgroundobjects" svg:width="8.266cm" svg:height="1.269cm" svg:x="10.783cm" svg:y="0cm" presentation:class="date-time">
          <draw:text-box>
            <text:p text:style-name="MP2"><presentation:date-time/></text:p>
          </draw:text-box>
        </draw:frame>
        <draw:frame presentation:style-name="Mpr8" draw:text-style-name="MP1" draw:layer="backgroundobjects" svg:width="8.266cm" svg:height="1.269cm" svg:x="0cm" svg:y="24.13cm" presentation:class="footer">
          <draw:text-box>
            <text:p text:style-name="MP1"><presentation:footer/></text:p>
          </draw:text-box>
        </draw:frame>
        <draw:frame presentation:style-name="Mpr8" draw:text-style-name="MP2" draw:layer="backgroundobjects" svg:width="8.266cm" svg:height="1.269cm" svg:x="10.783cm" svg:y="24.13cm" presentation:class="page-number">
          <draw:text-box>
            <text:p text:style-name="MP2"><text:page-number>&lt;номер&gt;</text:page-number></text:p>
          </draw:text-box>
        </draw:frame>
      </presentation:notes>
    </style:master-page>
    <style:master-page style:name="simple-light-2" style:page-layout-name="PM1" draw:style-name="Mdp1">
      <draw:g draw:name="Google Shape;9;p1">
        <draw:custom-shape draw:name="Google Shape;10;p1" draw:style-name="Mgr3" draw:text-style-name="MP3" draw:layer="layout" svg:width="1.058cm" svg:height="1.599cm" svg:x="23.497cm" svg:y="0.953cm">
          <text:p/>
          <draw:enhanced-geometry svg:viewBox="0 0 21600 21600" draw:type="rectangle" draw:enhanced-path="M 0 0 L 21600 0 21600 21600 0 21600 0 0 Z N"/>
        </draw:custom-shape>
        <draw:frame draw:name="Google Shape;11;p1" draw:style-name="Mgr4" draw:text-style-name="MP4" draw:layer="layout" svg:width="0.94cm" svg:height="1.381cm" svg:x="23.556cm" svg:y="1.068cm">
          <draw:image xlink:href="Pictures/1000020100000094000000D9BF6070EA.png" xlink:type="simple" xlink:show="embed" xlink:actuate="onLoad">
            <text:p/>
          </draw:image>
        </draw:frame>
      </draw:g>
      <draw:frame draw:name="Google Shape;58;p7" presentation:style-name="Mpr5" draw:text-style-name="MP3" draw:layer="backgroundobjects" svg:width="22.63cm" svg:height="1.59cm" svg:x="0.866cm" svg:y="0.953cm" presentation:class="title" presentation:user-transformed="true">
        <draw:text-box>
          <text:p text:style-name="MP5"><text:span text:style-name="MT2">Для правки текста заголовка щелкните мышью</text:span></text:p>
        </draw:text-box>
      </draw:frame>
      <draw:frame draw:name="Google Shape;59;p7" presentation:style-name="Mpr9" draw:text-style-name="MP3" draw:layer="backgroundobjects" svg:width="23.667cm" svg:height="10.409cm" svg:x="0.866cm" svg:y="2.543cm" presentation:class="outline" presentation:user-transformed="true">
        <draw:text-box>
          <text:p text:style-name="MP5"><text:span text:style-name="MT2">Для правки структуры щелкните мышью</text:span></text:p>
          <text:list text:style-name="ML8">
            <text:list-item>
              <text:list>
                <text:list-item>
                  <text:p text:style-name="MP5"><text:span text:style-name="MT2">Второй уровень структуры</text:span></text:p>
                  <text:list>
                    <text:list-item>
                      <text:p text:style-name="MP5"><text:span text:style-name="MT2">Третий уровень структуры</text:span></text:p>
                      <text:list>
                        <text:list-item>
                          <text:p text:style-name="MP5"><text:span text:style-name="MT2">Четвёртый уровень структуры</text:span></text:p>
                          <text:list>
                            <text:list-item>
                              <text:p text:style-name="MP5"><text:span text:style-name="MT2">Пятый уровень структуры</text:span></text:p>
                              <text:list>
                                <text:list-item>
                                  <text:p text:style-name="MP5"><text:span text:style-name="MT2">Шестой уровень структуры</text:span></text:p>
                                  <text:list>
                                    <text:list-item>
                                      <text:p text:style-name="MP5"><text:span text:style-name="MT2">Седьмой уровень структуры</text:span></text:p>
                                      <text:list>
                                        <text:list-item>
                                          <text:p text:style-name="MP5"><text:span text:style-name="MT2">Восьмой уровень структуры</text:span></text:p>
                                          <text:list>
                                            <text:list-item>
                                              <text:p text:style-name="MP5"><text:span text:style-name="MT2">Девятый уровень структуры</text:span></text:p>
                                            </text:list-item>
                                          </text:list>
                                        </text:list-item>
                                      </text:list>
                                    </text:list-item>
                                  </text:list>
                                </text:list-item>
                              </text:list>
                            </text:list-item>
                          </text:list>
                        </text:list-item>
                      </text:list>
                    </text:list-item>
                  </text:list>
                </text:list-item>
              </text:list>
            </text:list-item>
          </text:list>
        </draw:text-box>
      </draw:frame>
      <draw:frame draw:name="Google Shape;60;p7" presentation:style-name="Mpr2" draw:text-style-name="MP7" draw:layer="backgroundobjects" svg:width="1.015cm" svg:height="0.761cm" svg:x="23.518cm" svg:y="13.23cm" presentation:class="page-number" presentation:user-transformed="true">
        <draw:text-box>
          <text:p text:style-name="MP6"><text:span text:style-name="MT2"><text:page-number>&lt;номер&gt;</text:page-number></text:span></text:p>
        </draw:text-box>
      </draw:frame>
      <presentation:notes style:page-layout-name="PM2">
        <draw:page-thumbnail presentation:style-name="simple-light-2-title" draw:layer="backgroundobjects" svg:width="16.931cm" svg:height="9.524cm" svg:x="1.059cm" svg:y="1.93cm" presentation:class="page"/>
        <draw:frame presentation:style-name="simple-light-2-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presentation:header/></text:p>
          </draw:text-box>
        </draw:frame>
        <draw:frame presentation:style-name="Mpr7" draw:text-style-name="MP2" draw:layer="backgroundobjects" svg:width="8.266cm" svg:height="1.269cm" svg:x="10.783cm" svg:y="0cm" presentation:class="date-time">
          <draw:text-box>
            <text:p text:style-name="MP2"><presentation:date-time/></text:p>
          </draw:text-box>
        </draw:frame>
        <draw:frame presentation:style-name="Mpr8" draw:text-style-name="MP1" draw:layer="backgroundobjects" svg:width="8.266cm" svg:height="1.269cm" svg:x="0cm" svg:y="24.13cm" presentation:class="footer">
          <draw:text-box>
            <text:p text:style-name="MP1"><presentation:footer/></text:p>
          </draw:text-box>
        </draw:frame>
        <draw:frame presentation:style-name="Mpr8" draw:text-style-name="MP2" draw:layer="backgroundobjects" svg:width="8.266cm" svg:height="1.269cm" svg:x="10.783cm" svg:y="24.13cm" presentation:class="page-number">
          <draw:text-box>
            <text:p text:style-name="MP2"><text:page-number>&lt;номер&gt;</text:page-number></text:p>
          </draw:text-box>
        </draw:frame>
      </presentation:notes>
    </style:master-page>
    <style:master-page style:name="simple-light-2" style:page-layout-name="PM1" draw:style-name="Mdp1">
      <draw:g draw:name="Google Shape;9;p1">
        <draw:custom-shape draw:name="Google Shape;10;p1" draw:style-name="Mgr3" draw:text-style-name="MP3" draw:layer="layout" svg:width="1.058cm" svg:height="1.599cm" svg:x="23.497cm" svg:y="0.953cm">
          <text:p/>
          <draw:enhanced-geometry svg:viewBox="0 0 21600 21600" draw:type="rectangle" draw:enhanced-path="M 0 0 L 21600 0 21600 21600 0 21600 0 0 Z N"/>
        </draw:custom-shape>
        <draw:frame draw:name="Google Shape;11;p1" draw:style-name="Mgr4" draw:text-style-name="MP4" draw:layer="layout" svg:width="0.94cm" svg:height="1.381cm" svg:x="23.556cm" svg:y="1.068cm">
          <draw:image xlink:href="Pictures/1000020100000094000000D9BF6070EA.png" xlink:type="simple" xlink:show="embed" xlink:actuate="onLoad">
            <text:p/>
          </draw:image>
        </draw:frame>
      </draw:g>
      <draw:frame draw:name="Google Shape;99;p15" presentation:style-name="Mpr2" draw:text-style-name="MP7" draw:layer="backgroundobjects" svg:width="1.015cm" svg:height="0.761cm" svg:x="23.518cm" svg:y="13.23cm" presentation:class="page-number" presentation:user-transformed="true">
        <draw:text-box>
          <text:p text:style-name="MP6"><text:span text:style-name="MT2"><text:page-number>&lt;номер&gt;</text:page-number></text:span></text:p>
        </draw:text-box>
      </draw:frame>
      <draw:g draw:name="Google Shape;100;p15">
        <draw:custom-shape draw:name="Google Shape;101;p15" draw:style-name="Mgr5" draw:text-style-name="MP3" draw:layer="layout" svg:width="1.654cm" svg:height="1.43cm" svg:x="1.627cm" svg:y="1.47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Google Shape;102;p15" draw:style-name="Mgr10" draw:text-style-name="MP3" draw:layer="layout" svg:width="1.654cm" svg:height="1.43cm" svg:x="1.902cm" svg:y="1.33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name="Google Shape;103;p15">
        <draw:custom-shape draw:name="Google Shape;104;p15" draw:style-name="Mgr11" draw:text-style-name="MP3" draw:layer="layout" svg:width="2.173cm" svg:height="1.879cm" svg:x="21.519cm" svg:y="9.7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Google Shape;105;p15" draw:style-name="Mgr10" draw:text-style-name="MP3" draw:layer="layout" svg:width="2.173cm" svg:height="1.879cm" svg:x="21.881cm" svg:y="9.54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name="Google Shape;106;p15" presentation:style-name="Mpr1" draw:text-style-name="MP3" draw:layer="backgroundobjects" svg:width="22.499cm" svg:height="5.816cm" svg:x="0.866cm" svg:y="0.953cm" presentation:class="title" presentation:user-transformed="true">
        <draw:text-box>
          <text:p text:style-name="MP5"><text:span text:style-name="MT4">Для правки текста заголовка щелкните мышью</text:span></text:p>
        </draw:text-box>
      </draw:frame>
      <draw:frame presentation:style-name="simple-light-2-outline1" draw:layer="backgroundobjects" svg:width="22.859cm" svg:height="9.429cm" svg:x="1.27cm" svg:y="3.343cm" presentation:class="outline" presentation:placeholder="true">
        <draw:text-box/>
      </draw:frame>
      <presentation:notes style:page-layout-name="PM2">
        <draw:page-thumbnail presentation:style-name="simple-light-2-title" draw:layer="backgroundobjects" svg:width="16.931cm" svg:height="9.524cm" svg:x="1.059cm" svg:y="1.93cm" presentation:class="page"/>
        <draw:frame presentation:style-name="simple-light-2-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presentation:header/></text:p>
          </draw:text-box>
        </draw:frame>
        <draw:frame presentation:style-name="Mpr7" draw:text-style-name="MP2" draw:layer="backgroundobjects" svg:width="8.266cm" svg:height="1.269cm" svg:x="10.783cm" svg:y="0cm" presentation:class="date-time">
          <draw:text-box>
            <text:p text:style-name="MP2"><presentation:date-time/></text:p>
          </draw:text-box>
        </draw:frame>
        <draw:frame presentation:style-name="Mpr8" draw:text-style-name="MP1" draw:layer="backgroundobjects" svg:width="8.266cm" svg:height="1.269cm" svg:x="0cm" svg:y="24.13cm" presentation:class="footer">
          <draw:text-box>
            <text:p text:style-name="MP1"><presentation:footer/></text:p>
          </draw:text-box>
        </draw:frame>
        <draw:frame presentation:style-name="Mpr8" draw:text-style-name="MP2" draw:layer="backgroundobjects" svg:width="8.266cm" svg:height="1.269cm" svg:x="10.783cm" svg:y="24.13cm" presentation:class="page-number">
          <draw:text-box>
            <text:p text:style-name="MP2"><text:page-number>&lt;номер&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3-11-24T18:08:56</dc:date>
    <dc:creator>Konstiantyn Skrypka</dc:creator>
    <meta:document-statistic meta:object-count="104"/>
    <meta:generator>OpenOffice/4.1.14$Unix OpenOffice.org_project/4114m1$Build-9811</meta:generator>
  </office:meta>
</office:document-meta>
</file>